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table:number-columns-repeated="2" office:value-type="float" office:value="47">
            <text:p>47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table:number-columns-repeated="2" office:value-type="float" office:value="50">
            <text:p>50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table:number-columns-repeated="2" office:value-type="float" office:value="37">
            <text:p>37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/>
          <table:table-cell table:style-name="ce10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table:number-columns-repeated="2"/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/>
          <table:table-cell table:style-name="ce11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/>
          <table:table-cell table:style-name="ce11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/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19" office:value-type="string">
            <text:p>Tristan</text:p>
          </table:table-cell>
          <table:table-cell table:style-name="ce15"/>
          <table:table-cell table:style-name="ce19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7:30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9T14:22:55</dc:date>
    <dc:creator>Gregory Kapfhammer</dc:creator>
    <meta:editing-duration>P30DT8H37M21S</meta:editing-duration>
    <meta:editing-cycles>240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02" meta:object-count="0"/>
  </office:meta>
</office:document-meta>
</file>